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9pt" officeooo:paragraph-rsid="000a9692" style:font-size-asian="9pt" style:font-size-complex="9pt"/>
    </style:style>
    <style:style style:name="P2" style:family="paragraph" style:parent-style-name="Standard">
      <style:text-properties style:text-position="0% 100%" fo:font-size="11pt" officeooo:rsid="000a9692" officeooo:paragraph-rsid="000a9692" style:font-size-asian="11pt" style:font-size-complex="11pt"/>
    </style:style>
    <style:style style:name="P3" style:family="paragraph" style:parent-style-name="Standard">
      <style:text-properties style:text-position="0% 100%" fo:font-size="11pt" officeooo:rsid="000aa9fd" officeooo:paragraph-rsid="000aa9fd" style:font-size-asian="11pt" style:font-size-complex="11pt"/>
    </style:style>
    <style:style style:name="P4" style:family="paragraph" style:parent-style-name="Standard">
      <style:text-properties style:text-position="0% 100%" fo:font-size="11pt" officeooo:rsid="00116b17" officeooo:paragraph-rsid="0013598b" style:font-size-asian="11pt" style:font-size-complex="11pt"/>
    </style:style>
    <style:style style:name="P5" style:family="paragraph" style:parent-style-name="Standard">
      <style:text-properties style:text-position="0% 100%" fo:font-size="11pt" officeooo:rsid="0013598b" officeooo:paragraph-rsid="0013598b" style:font-size-asian="11pt" style:font-size-complex="11pt"/>
    </style:style>
    <style:style style:name="P6" style:family="paragraph" style:parent-style-name="Standard">
      <style:text-properties style:text-position="0% 100%" fo:font-size="11pt" officeooo:rsid="0014e38c" officeooo:paragraph-rsid="0013598b" style:font-size-asian="11pt" style:font-size-complex="11pt"/>
    </style:style>
    <style:style style:name="P7" style:family="paragraph" style:parent-style-name="Standard">
      <style:text-properties officeooo:rsid="0008a9c3" officeooo:paragraph-rsid="0008a9c3"/>
    </style:style>
    <style:style style:name="P8" style:family="paragraph" style:parent-style-name="Standard">
      <style:text-properties fo:font-size="11pt" officeooo:rsid="0008a9c3" officeooo:paragraph-rsid="0008a9c3" style:font-size-asian="11pt" style:font-size-complex="11pt"/>
    </style:style>
    <style:style style:name="P9" style:family="paragraph" style:parent-style-name="Standard">
      <style:text-properties officeooo:paragraph-rsid="000aa9fd"/>
    </style:style>
    <style:style style:name="P10" style:family="paragraph" style:parent-style-name="Standard">
      <style:text-properties officeooo:paragraph-rsid="0013598b"/>
    </style:style>
    <style:style style:name="P11" style:family="paragraph" style:parent-style-name="Standard">
      <style:text-properties officeooo:paragraph-rsid="0018fbab"/>
    </style:style>
    <style:style style:name="P12" style:family="paragraph" style:parent-style-name="Standard">
      <style:text-properties officeooo:paragraph-rsid="0014e38c"/>
    </style:style>
    <style:style style:name="P13" style:family="paragraph" style:parent-style-name="Standard">
      <style:text-properties officeooo:paragraph-rsid="00203507"/>
    </style:style>
    <style:style style:name="P14" style:family="paragraph" style:parent-style-name="Footnote">
      <style:paragraph-properties fo:margin-left="0cm" fo:margin-right="0cm" fo:text-indent="0cm" style:auto-text-indent="false"/>
      <style:text-properties fo:font-size="9pt" officeooo:rsid="0018fbab" officeooo:paragraph-rsid="0018fbab" style:font-size-asian="9pt" style:font-size-complex="9pt"/>
    </style:style>
    <style:style style:name="P15" style:family="paragraph" style:parent-style-name="Footnote">
      <style:text-properties fo:font-size="9pt" officeooo:rsid="002da091" officeooo:paragraph-rsid="002da091" style:font-size-asian="9pt" style:font-size-complex="9pt"/>
    </style:style>
    <style:style style:name="P16" style:family="paragraph" style:parent-style-name="Footnote">
      <style:paragraph-properties fo:margin-left="0cm" fo:margin-right="0cm" fo:text-indent="0cm" style:auto-text-indent="false"/>
      <style:text-properties fo:font-size="9pt" officeooo:rsid="00295f30" officeooo:paragraph-rsid="00295f30" style:font-size-asian="9pt" style:font-size-complex="9pt"/>
    </style:style>
    <style:style style:name="P17" style:family="paragraph" style:parent-style-name="Standard">
      <style:text-properties fo:font-size="11pt" fo:font-style="italic" officeooo:rsid="00188d32" officeooo:paragraph-rsid="001948e3" style:font-size-asian="11pt" style:font-style-asian="italic" style:font-size-complex="11pt" style:font-style-complex="italic"/>
    </style:style>
    <style:style style:name="P18" style:family="paragraph" style:parent-style-name="Standard">
      <style:text-properties fo:font-size="11pt" officeooo:rsid="001ee9f0" officeooo:paragraph-rsid="001a53c5" style:font-size-asian="11pt" style:font-size-complex="11pt"/>
    </style:style>
    <style:style style:name="P19" style:family="paragraph" style:parent-style-name="Standard">
      <style:text-properties fo:font-size="11pt" officeooo:rsid="0022d314" officeooo:paragraph-rsid="002238c6" style:font-size-asian="11pt" style:font-size-complex="11pt"/>
    </style:style>
    <style:style style:name="P20" style:family="paragraph" style:parent-style-name="Standard">
      <style:text-properties officeooo:paragraph-rsid="002674d9"/>
    </style:style>
    <style:style style:name="P21" style:family="paragraph" style:parent-style-name="Standard">
      <style:text-properties officeooo:paragraph-rsid="001a53c5"/>
    </style:style>
    <style:style style:name="P22" style:family="paragraph" style:parent-style-name="Standard">
      <style:text-properties officeooo:paragraph-rsid="00295f30"/>
    </style:style>
    <style:style style:name="P23" style:family="paragraph" style:parent-style-name="Standard">
      <style:text-properties officeooo:paragraph-rsid="002ae416"/>
    </style:style>
    <style:style style:name="P24" style:family="paragraph" style:parent-style-name="Standard">
      <style:text-properties officeooo:paragraph-rsid="00203507"/>
    </style:style>
    <style:style style:name="P25" style:family="paragraph" style:parent-style-name="Standard">
      <style:text-properties officeooo:paragraph-rsid="002b5b59"/>
    </style:style>
    <style:style style:name="P26" style:family="paragraph" style:parent-style-name="Standard">
      <style:text-properties officeooo:rsid="002c9412" officeooo:paragraph-rsid="002c9412"/>
    </style:style>
    <style:style style:name="P27" style:family="paragraph" style:parent-style-name="Standard">
      <style:text-properties officeooo:paragraph-rsid="002c9412"/>
    </style:style>
    <style:style style:name="T1" style:family="text">
      <style:text-properties style:text-position="super 58%" fo:font-size="11pt" officeooo:rsid="0008a9c3" style:font-size-asian="11pt" style:font-size-complex="11pt"/>
    </style:style>
    <style:style style:name="T2" style:family="text">
      <style:text-properties style:text-position="0% 100%" officeooo:rsid="000a9692"/>
    </style:style>
    <style:style style:name="T3" style:family="text">
      <style:text-properties style:text-position="0% 100%" officeooo:rsid="00116b17"/>
    </style:style>
    <style:style style:name="T4" style:family="text">
      <style:text-properties style:text-position="0% 100%" fo:font-size="11pt" officeooo:rsid="000a9692" style:font-size-asian="11pt" style:font-size-complex="11pt"/>
    </style:style>
    <style:style style:name="T5" style:family="text">
      <style:text-properties style:text-position="0% 100%" fo:font-size="11pt" officeooo:rsid="000aa9fd" style:font-size-asian="11pt" style:font-size-complex="11pt"/>
    </style:style>
    <style:style style:name="T6" style:family="text">
      <style:text-properties style:text-position="0% 100%" fo:font-size="11pt" officeooo:rsid="0018fbab" style:font-size-asian="11pt" style:font-size-complex="11pt"/>
    </style:style>
    <style:style style:name="T7" style:family="text">
      <style:text-properties style:text-position="0% 100%" fo:font-size="11pt" officeooo:rsid="00116b17" style:font-size-asian="11pt" style:font-size-complex="11pt"/>
    </style:style>
    <style:style style:name="T8" style:family="text">
      <style:text-properties style:text-position="0% 100%" fo:font-size="11pt" officeooo:rsid="0013598b" style:font-size-asian="11pt" style:font-size-complex="11pt"/>
    </style:style>
    <style:style style:name="T9" style:family="text">
      <style:text-properties style:text-position="0% 100%" fo:font-size="11pt" officeooo:rsid="0014f0c7" style:font-size-asian="11pt" style:font-size-complex="11pt"/>
    </style:style>
    <style:style style:name="T10" style:family="text">
      <style:text-properties style:text-position="0% 100%" fo:font-size="11pt" officeooo:rsid="0014e38c" style:font-size-asian="11pt" style:font-size-complex="11pt"/>
    </style:style>
    <style:style style:name="T11" style:family="text">
      <style:text-properties style:text-position="0% 100%" fo:font-size="11pt" officeooo:rsid="001948e3" style:font-size-asian="11pt" style:font-size-complex="11pt"/>
    </style:style>
    <style:style style:name="T12" style:family="text">
      <style:text-properties style:text-position="0% 100%" fo:font-size="11pt" officeooo:rsid="0014e5d0" style:font-size-asian="11pt" style:font-size-complex="11pt"/>
    </style:style>
    <style:style style:name="T13" style:family="text">
      <style:text-properties style:text-position="0% 100%" fo:font-size="11pt" officeooo:rsid="0008a9c3" style:font-size-asian="11pt" style:font-size-complex="11pt"/>
    </style:style>
    <style:style style:name="T14" style:family="text">
      <style:text-properties style:text-position="0% 100%" fo:font-size="11pt" officeooo:rsid="000a841a" style:font-size-asian="11pt" style:font-size-complex="11pt"/>
    </style:style>
    <style:style style:name="T15" style:family="text">
      <style:text-properties style:text-position="0% 100%" fo:font-size="11pt" officeooo:rsid="000ddb3e" style:font-size-asian="11pt" style:font-size-complex="11pt"/>
    </style:style>
    <style:style style:name="T16" style:family="text">
      <style:text-properties style:text-position="0% 100%" fo:font-size="11pt" officeooo:rsid="00188d32" style:font-size-asian="11pt" style:font-size-complex="11pt"/>
    </style:style>
    <style:style style:name="T17" style:family="text">
      <style:text-properties style:text-position="0% 100%" fo:font-size="11pt" officeooo:rsid="00207e9b" style:font-size-asian="11pt" style:font-size-complex="11pt"/>
    </style:style>
    <style:style style:name="T18" style:family="text">
      <style:text-properties style:text-position="0% 100%" fo:font-size="11pt" officeooo:rsid="00113d6b" style:font-size-asian="11pt" style:font-size-complex="11pt"/>
    </style:style>
    <style:style style:name="T19" style:family="text">
      <style:text-properties style:text-position="0% 100%" fo:font-size="11pt" officeooo:rsid="002ae416" style:font-size-asian="11pt" style:font-size-complex="11pt"/>
    </style:style>
    <style:style style:name="T20" style:family="text">
      <style:text-properties style:text-position="0% 100%" fo:font-size="11pt" officeooo:rsid="002c9412" style:font-size-asian="11pt" style:font-size-complex="11pt"/>
    </style:style>
    <style:style style:name="T21" style:family="text">
      <style:text-properties fo:font-size="9pt" officeooo:rsid="001a53c5" style:font-size-asian="9pt" style:font-size-complex="9pt"/>
    </style:style>
    <style:style style:name="T22" style:family="text">
      <style:text-properties fo:font-size="9pt" officeooo:rsid="002b5b59" style:font-size-asian="9pt" style:font-size-complex="9pt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size="11pt" officeooo:rsid="0014e5d0" style:font-size-asian="11pt" style:font-size-complex="11pt"/>
    </style:style>
    <style:style style:name="T25" style:family="text">
      <style:text-properties fo:font-size="11pt" officeooo:rsid="001948e3" style:font-size-asian="11pt" style:font-size-complex="11pt"/>
    </style:style>
    <style:style style:name="T26" style:family="text">
      <style:text-properties fo:font-size="11pt" officeooo:rsid="001a53c5" style:font-size-asian="11pt" style:font-size-complex="11pt"/>
    </style:style>
    <style:style style:name="T27" style:family="text">
      <style:text-properties fo:font-size="11pt" officeooo:rsid="001b3ba3" style:font-size-asian="11pt" style:font-size-complex="11pt"/>
    </style:style>
    <style:style style:name="T28" style:family="text">
      <style:text-properties fo:font-size="11pt" officeooo:rsid="001bf0ac" style:font-size-asian="11pt" style:font-size-complex="11pt"/>
    </style:style>
    <style:style style:name="T29" style:family="text">
      <style:text-properties fo:font-size="11pt" officeooo:rsid="001e0e4a" style:font-size-asian="11pt" style:font-size-complex="11pt"/>
    </style:style>
    <style:style style:name="T30" style:family="text">
      <style:text-properties fo:font-size="11pt" officeooo:rsid="001c4373" style:font-size-asian="11pt" style:font-size-complex="11pt"/>
    </style:style>
    <style:style style:name="T31" style:family="text">
      <style:text-properties fo:font-size="11pt" officeooo:rsid="001ee9f0" style:font-size-asian="11pt" style:font-size-complex="11pt"/>
    </style:style>
    <style:style style:name="T32" style:family="text">
      <style:text-properties fo:font-size="11pt" officeooo:rsid="0008a9c3" style:font-size-asian="11pt" style:font-size-complex="11pt"/>
    </style:style>
    <style:style style:name="T33" style:family="text">
      <style:text-properties fo:font-size="11pt" officeooo:rsid="00203507" style:font-size-asian="11pt" style:font-size-complex="11pt"/>
    </style:style>
    <style:style style:name="T34" style:family="text">
      <style:text-properties fo:font-size="11pt" officeooo:rsid="00207e9b" style:font-size-asian="11pt" style:font-size-complex="11pt"/>
    </style:style>
    <style:style style:name="T35" style:family="text">
      <style:text-properties fo:font-size="11pt" officeooo:rsid="002238c6" style:font-size-asian="11pt" style:font-size-complex="11pt"/>
    </style:style>
    <style:style style:name="T36" style:family="text">
      <style:text-properties fo:font-size="11pt" officeooo:rsid="0022d314" style:font-size-asian="11pt" style:font-size-complex="11pt"/>
    </style:style>
    <style:style style:name="T37" style:family="text">
      <style:text-properties fo:font-size="11pt" officeooo:rsid="00259f84" style:font-size-asian="11pt" style:font-size-complex="11pt"/>
    </style:style>
    <style:style style:name="T38" style:family="text">
      <style:text-properties fo:font-size="11pt" officeooo:rsid="0023fa74" style:font-size-asian="11pt" style:font-size-complex="11pt"/>
    </style:style>
    <style:style style:name="T39" style:family="text">
      <style:text-properties fo:font-size="11pt" officeooo:rsid="002674d9" style:font-size-asian="11pt" style:font-size-complex="11pt"/>
    </style:style>
    <style:style style:name="T40" style:family="text">
      <style:text-properties fo:font-size="11pt" officeooo:rsid="0027a679" style:font-size-asian="11pt" style:font-size-complex="11pt"/>
    </style:style>
    <style:style style:name="T41" style:family="text">
      <style:text-properties fo:font-size="11pt" officeooo:rsid="00295f30" style:font-size-asian="11pt" style:font-size-complex="11pt"/>
    </style:style>
    <style:style style:name="T42" style:family="text">
      <style:text-properties fo:font-size="11pt" officeooo:rsid="002ae416" style:font-size-asian="11pt" style:font-size-complex="11pt"/>
    </style:style>
    <style:style style:name="T43" style:family="text">
      <style:text-properties fo:font-size="11pt" officeooo:rsid="002b5b59" style:font-size-asian="11pt" style:font-size-complex="11pt"/>
    </style:style>
    <style:style style:name="T44" style:family="text">
      <style:text-properties fo:font-size="11pt" officeooo:rsid="002c9412" style:font-size-asian="11pt" style:font-size-complex="11pt"/>
    </style:style>
    <style:style style:name="T45" style:family="text">
      <style:text-properties fo:font-size="11pt" officeooo:rsid="002da091" style:font-size-asian="11pt" style:font-size-complex="11pt"/>
    </style:style>
    <style:style style:name="T46" style:family="text">
      <style:text-properties officeooo:rsid="002da0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lovo úvodem</text:h>
      <text:p text:style-name="P17">O Zvěrále o zemi o vodě,</text:p>
      <text:p text:style-name="P17">o smrti se kterou smířit nejde se,</text:p>
      <text:p text:style-name="P17">o lásce o zradě o světě</text:p>
      <text:p text:style-name="P17">a o všech lidech co kdy žili na téhle planetě.</text:p>
      <text:p text:style-name="P7"/>
      <text:p text:style-name="P8">Drahouškové moji!</text:p>
      <text:p text:style-name="P8"/>
      <text:p text:style-name="P13"><text:span text:style-name="T32">dovolte abych se představil: </text:span><text:span text:style-name="T33">j</text:span><text:span text:style-name="T32">sem Magistr Celestius a budu vás provázet na nelehké cestě vašimi životy, pomáhat s důležitými životními rozhodnutími a stanu se vaším rádcem a spasit</text:span><text:span text:style-name="T42">e</text:span><text:span text:style-name="T32">lem. Na rozdíl od běžných astrologů, já vyznávám a používám nejstarší a nejpodrobnější systém znamení Zvěrály</text:span><text:span text:style-name="T1">TM</text:span><text:span text:style-name="T13">, jenž vytvoři</text:span><text:span text:style-name="T14">l</text:span><text:span text:style-name="T13"> zapálený a oddaný Martinist</text:span><text:span text:style-name="T14">a Cyrin Karoch Spálený, řečený „Fénix“</text:span><text:span text:style-name="T13">, který se během svých </text:span><text:span text:style-name="T14">poutí na nichž šířil osvětu a poznání </text:span><text:span text:style-name="T4">prostřednictvím </text:span><text:span text:style-name="T14">pravých klvanistických ideálů, na několik let ztratil v Antilopích kaňonech, kde nenašel jistou smrt, která tam na něj doposud čeká, ale nýbrž procitl a uzřel svět a vesmír v jeho </text:span><text:span text:style-name="T4">plné, </text:span><text:span text:style-name="T14">skutečné </text:span><text:span text:style-name="T4">a nezastřené </text:span><text:span text:style-name="T14"><text:s/>podobě a mimo jiné popsal jediné správné </text:span><text:span text:style-name="T4">a </text:span><text:span text:style-name="T14">prapůvodní </text:span><text:span text:style-name="T4">z</text:span><text:span text:style-name="T14">namení </text:span><text:span text:style-name="T4">Zvěrály</text:span><text:span text:style-name="T1">TM</text:span><text:span text:style-name="T4"> a </text:span><text:span text:style-name="T14">Kaňonskop</text:span><text:span text:style-name="T14"><text:note text:id="ftn1" text:note-class="footnote"><text:note-citation>1</text:note-citation><text:note-body><text:p text:style-name="P1"><text:span text:style-name="T2"><text:s/>Někde jsem četl, že b</text:span><text:span text:style-name="T3">ěžní</text:span><text:span text:style-name="T2"> smrtelníci mají problémy pochopit i krátká a srozumitelná souvětí. Tak se moc omlouvám. Budu se snažit dělat více teček.</text:span></text:p></text:note-body></text:note></text:span><text:span text:style-name="T14">. </text:span><text:span text:style-name="T4">Zapomeňte </text:span><text:span text:style-name="T19">nyní </text:span><text:span text:style-name="T4">na znamení zvěrokruhu, které je pouze chabým odrazem plnosti a krásy znamení Zvěrály</text:span><text:span text:style-name="T1">TM</text:span><text:span text:style-name="T4"> i na čínská, byť o něco přesnější, tak stále velmi nepřesná </text:span><text:span text:style-name="T15">znamení</text:span><text:span text:style-name="T4">, která </text:span><text:span text:style-name="T15">jsou také pouze </text:span><text:span text:style-name="T19">prachsprostým </text:span><text:span text:style-name="T15">zjednodušením</text:span><text:span text:style-name="T4"> znamení Zvěrály</text:span><text:span text:style-name="T1">TM</text:span><text:span text:style-name="T4">.</text:span></text:p>
      <text:p text:style-name="P2"/>
      <text:p text:style-name="P13"><text:span text:style-name="T4">Znamení Zvěrály</text:span><text:span text:style-name="T1">TM</text:span><text:span text:style-name="T4"> v sobě kombinuje několik živlů a na rozdíl od ostatních systémů, které mají tendenci tyto pojmy zjednodušovat, Zvěrála pokrývá všech 8: Chaos, Oheň, Zemi, Život, Vodu, Dřevo, Smrt,Vzduch a Chaos. Tyto živly jsou seřazeny na spirále tvořící Zvěrálu postupně v pořadí popisujícím symbolicky vznik světa. </text:span><text:span text:style-name="T7">Každý z živlů je zastoupen skupinou mytických bytostí, které hrají v alegorii </text:span><text:span text:style-name="T17">vzniku </text:span><text:span text:style-name="T7">světa každé svou roli, a také </text:span><text:span text:style-name="T16">pak</text:span><text:span text:style-name="T7"> reprezentují samotná znamení.</text:span></text:p>
      <text:p text:style-name="P13"><text:span text:style-name="T7"/></text:p>
      <text:p text:style-name="P23"><text:span text:style-name="T7">A </text:span><text:span text:style-name="T19">teď se pohodlně usaďte, p</text:span><text:span text:style-name="T20">rotože vám</text:span><text:span text:style-name="T19"> h</text:span><text:span text:style-name="T20">odlám</text:span><text:span text:style-name="T19"> ten příběh převyprávět.</text:span></text:p>
      <text:p text:style-name="P2"/>
      <text:p text:style-name="P9"><text:span text:style-name="T4">N</text:span><text:span text:style-name="T6">a počátku všeho</text:span><text:span text:style-name="T5"> byl chaos. Je zastoupen Chimérou, p</text:span><text:span text:style-name="T6">razvláštní bytostí, kombinací mnoha podivných zvířecích částí s několika hlavami. Věřte, že více o ní vědět nepotřebujete a i když si to možná neuvědomujete, tak ani nechcete. </text:span></text:p>
      <text:p text:style-name="P3"/>
      <text:p text:style-name="P10"><text:span text:style-name="T5">Chaos m</text:span><text:span text:style-name="T9">ohl</text:span><text:span text:style-name="T5"> být poražen pouze </text:span><text:span text:style-name="T18">o</text:span><text:span text:style-name="T5">hněm, z něj povstal první život a vznikl svět. </text:span><text:span text:style-name="T18">Jeho symbolem je Fénix, který znázorňuje koloběh života, neboť z ohně prvně povstal a na konci života vzplane a shoří, aby se pak z popele znovu narodil. Fénixova </text:span><text:span text:style-name="T16">břemena</text:span><text:span text:style-name="T18"> mají léčivou moc. </text:span><text:span text:style-name="T7">Fénix</text:span><text:span text:style-name="T18"> také dokáže unést s</text:span><text:span text:style-name="T16">lzy</text:span><text:span text:style-name="T18"> mnohokrát těžší než je </text:span><text:span text:style-name="T16">on </text:span><text:span text:style-name="T18">sám. </text:span><text:span text:style-name="T7">Jedná se o vznosný ideál a předobraz dokonalé bytosti. Spolu s Fénixem z ohně povstal i Toch Amo’gaši, jedná se o bytost takové velikosti a komplexnosti, že pro běžného smrtelníka je nemožné jej uzřít. Přežívá proto mimo náš v</text:span><text:span text:style-name="T8">esmír</text:span><text:span text:style-name="T7"> a vysílá svou projekci, která se převtěluje </text:span><text:span text:style-name="T8">v podobu člověka a skrze niž</text:span><text:span text:style-name="T7"> monitoruje dění ve světě. Až bude světu nejhůř, zasáhne svou božskou silou. Dělá to proto, že mu věštba, kterou sám vyřkl, předpovídá, že jen on bude mít schopnosti svět zachránit. </text:span><text:span text:style-name="T8">Podle zlých jazyků s</text:span><text:span text:style-name="T7">vůj dar předvídání a silnou intuici zakoupil od římského převozníka Ostantina Oreliuse.</text:span></text:p>
      <text:p text:style-name="P4"/>
      <text:p text:style-name="P11"><text:span text:style-name="T7">K</text:span><text:span text:style-name="T8">dyž se oheň vybouřil a </text:span><text:span text:style-name="T11">začal </text:span><text:span text:style-name="T8">vychl</text:span><text:span text:style-name="T11">ádat</text:span><text:span text:style-name="T8">, povstala z něj země, ze které byly stvořeny další bytosti. Sfinga ukazuje neústupnost, neoblomnost a pevnost skály, ale </text:span><text:span text:style-name="T11">zároveň </text:span><text:span text:style-name="T8">d</text:span><text:span text:style-name="T6">ává varování</text:span><text:span text:style-name="T8">, že země není na rozdíl od ohně věčná ani nezničitelná a může se velmi znenadání d</text:span><text:span text:style-name="T6">oslova ztratit pod vašima nohama,</text:span><text:span text:style-name="T6"><text:note text:id="ftn2" text:note-class="footnote"><text:note-citation>2</text:note-citation><text:note-body><text:p text:style-name="P14"><text:s/>Vy co si myslíte, že se jedná jen o přísloví, tak buďte rádi, protože vám se tím pádem ještě nikdy pevná půda pod nohama neztratila.</text:p></text:note-body></text:note></text:span><text:span text:style-name="T6"> </text:span><text:span text:style-name="T8">stejně jako sfinga, vrhnuvši s</text:span><text:span text:style-name="T6">e</text:span><text:span text:style-name="T8">, podle staré řecké báje, </text:span><text:span text:style-name="T6">znenadání </text:span><text:span text:style-name="T8">do propasti. </text:span><text:span text:style-name="T6">Čím více se země od ohně vzdalovala, tím více se zní však vytrácela i energie a začala se </text:span><text:span text:style-name="T11">tak </text:span><text:span text:style-name="T6">stávat studenou a temnou. </text:span><text:span text:style-name="T8">Vlkodlak a Zlovlk jsou bytosti temné povahy žíznící po krvi, </text:span><text:span text:style-name="T9">odsouzené</text:span><text:span text:style-name="T8"> k věčném</text:span><text:span text:style-name="T9">u</text:span><text:span text:style-name="T8"> nočním lovu, </text:span><text:span text:style-name="T6">které </text:span><text:span text:style-name="T8">stále hledají a nenacházejí. To proto, že </text:span><text:span text:style-name="T9">sice cítí, že </text:span><text:span text:style-name="T8">jsou potom</text:span><text:span text:style-name="T6">ky</text:span><text:span text:style-name="T8"> ohně, a</text:span><text:span text:style-name="T19">le ten</text:span><text:span text:style-name="T17"> v nich </text:span><text:span text:style-name="T8">už </text:span><text:span text:style-name="T17">s</text:span><text:span text:style-name="T19">koro </text:span><text:span text:style-name="T8">vyhasl a zůstala jen temná prázdnota. </text:span><text:span text:style-name="T6">Oheň již není jejich součástí a proto také tyto bytosti mají z ohně bytostnou hrůzu.</text:span></text:p>
      <text:p text:style-name="P5"/>
      <text:p text:style-name="P10"><text:soft-page-break/><text:span text:style-name="T8">Tam kde oheň v zemi nadobro vychladl </text:span><text:span text:style-name="T10">začala se vtírat prázdnota a zapomnění. Avšak v poslední chvíli, </text:span><text:span text:style-name="T11">ještě </text:span><text:span text:style-name="T9">než se náš svět propadl zpět do chaosu,</text:span><text:span text:style-name="T10"> byl v chladné zemi probuzen Život. Jednorožec je vznešeným symbolem krásy, čistoty a nevinnosti. Je však zároveň chladný a tajemný. To proto, že je čistým spojením života a s</text:span><text:span text:style-name="T11">tudené </text:span><text:span text:style-name="T10">země. Gryffin v sobě naopak nepostrádá živost a sílu ohně. </text:span><text:span text:style-name="T9">V</text:span><text:span text:style-name="T10">zešel téměř výhradně </text:span><text:span text:style-name="T17">ze </text:span><text:span text:style-name="T10">spojení těchto dvou živlů. Je předobrazem mnoha vznešených šelem, ale stejně dobře i dravých ptáků. Spojením ohně, země a života </text:span><text:span text:style-name="T9">pak </text:span><text:span text:style-name="T10">byl odkryt plný potenciál </text:span><text:span text:style-name="T12">a síla stvoření </text:span><text:span text:style-name="T9">a</text:span><text:span text:style-name="T12"> ta dala vzniknout tvorům nebývalých rozměrů a schopností. Lví želvy jsou prastarým ztělesněním moudrosti, </text:span><text:span text:style-name="T9">p</text:span><text:span text:style-name="T12">yšní se neuvěřitelnou vnitřní silou a dlouhověkostí.</text:span></text:p>
      <text:p text:style-name="P6"/>
      <text:p text:style-name="P12"><text:span text:style-name="T10">Voda p</text:span><text:span text:style-name="T24">řišla aby z</text:span><text:span text:style-name="T25">chladila žár</text:span><text:span text:style-name="T24"> oh</text:span><text:span text:style-name="T25">ně</text:span><text:span text:style-name="T24">, </text:span><text:span text:style-name="T25">zatopila zemi a z</text:span><text:span text:style-name="T26">ničila</text:span><text:span text:style-name="T25"> vše živé</text:span><text:span text:style-name="T24">. Voda j</text:span><text:span text:style-name="T25">e velmi mocná</text:span><text:span text:style-name="T24">, </text:span><text:span text:style-name="T25">téměř nep</text:span><text:span text:style-name="T26">orazitelná</text:span><text:span text:style-name="T25">, vrací </text:span><text:span text:style-name="T26">se totiž </text:span><text:span text:style-name="T25">v nekonečném koloběhu </text:span><text:span text:style-name="T43">a neúnavně se snaží dokončit své</text:span><text:span text:style-name="T26"> dílo</text:span><text:span text:style-name="T25">.</text:span><text:span text:style-name="T24"> N</text:span><text:span text:style-name="T25">echybělo málo, aby nad ostatními živly zvítězila, </text:span><text:span text:style-name="T26">když</text:span><text:span text:style-name="T24"> se na </text:span><text:span text:style-name="T26">světě</text:span><text:span text:style-name="T24"> stala </text:span><text:span text:style-name="T26">téměř </text:span><text:span text:style-name="T24">všudy přítomnou, a</text:span><text:span text:style-name="T25">však</text:span><text:span text:style-name="T24"> nakonec </text:span><text:span text:style-name="T43">byla donucena k </text:span><text:span text:style-name="T31">nedobrovoln</text:span><text:span text:style-name="T43">ému </text:span><text:span text:style-name="T29">spoj</text:span><text:span text:style-name="T43">ení</text:span><text:span text:style-name="T24"> s životem </text:span><text:span text:style-name="T26">i</text:span><text:span text:style-name="T25"> se zemí</text:span><text:span text:style-name="T24">. </text:span><text:span text:style-name="T25">S oněm se však jako s prv</text:span><text:span text:style-name="T28">o</text:span><text:span text:style-name="T25">počátkem našeho světa a přirozeným protikladem s</text:span><text:span text:style-name="T26">pojit nedokáže</text:span><text:span text:style-name="T25">.</text:span><text:span text:style-name="T25"><text:note text:id="ftn3" text:note-class="footnote"><text:note-citation>3</text:note-citation><text:note-body><text:p text:style-name="P21"><text:span text:style-name="T21"><text:s/>P</text:span><text:span text:style-name="T22">roto také</text:span><text:span text:style-name="T21"> sfinga, jako čisté ztělesnění země, </text:span><text:span text:style-name="T22">je</text:span><text:span text:style-name="T21"> spojována s pouští, jedním z mála míst, kam voda téměř nedosáhne, a svůj konec našla právě ve vodě, na mořském dně.</text:span></text:p></text:note-body></text:note></text:span><text:span text:style-name="T24"> Ve svých počátcích t</text:span><text:span text:style-name="T26">edy byla voda ničivou a zrádnou. </text:span><text:span text:style-name="T27">Všechny bájné vodní bytosti symbolizují jednu z ničivých vlastností vody. </text:span><text:span text:style-name="T26">Yetti je ztělesněním ledu </text:span><text:span text:style-name="T27">a s</text:span><text:span text:style-name="T29">mrtícího mrazu</text:span><text:span text:style-name="T27">. Dále máme strašlivé mořské stvůry: Krakena, </text:span><text:span text:style-name="T29">moře samo, má neskutečnou sílu a nejděsivější sbírku šachových figurek na světě, zastupuje ničivou sílu bouří</text:span><text:span text:style-name="T27">. Vyjící <text:s/>chluporyba je p</text:span><text:span text:style-name="T29">říšerným</text:span><text:span text:style-name="T27"> tvorem mořských hlubin, j</text:span><text:span text:style-name="T29">e znechucená životem a číhá v temných zákoutích aby k sobě stáhla i další a to doslova: koho Vyjící chluporyba pokouše, ten se v ni začne měnit také. Symbolizuje temnotu v hlubinách, schopnost vody zaplavit zem. </text:span><text:span text:style-name="T27">S</text:span><text:span text:style-name="T30">irény jsou sice krásné navenek, ale nestvůrné pod povrchem, lákají k sobě lidi a stahují je do hlubin. </text:span><text:span text:style-name="T29">Představují nebezpečí utonutí. Nessi </text:span><text:span text:style-name="T31">zastupuje skrytá nebezpečí, která voda dokáže připravit </text:span><text:span text:style-name="T43">třeba v podobě</text:span><text:span text:style-name="T31"> bažin, do kterých lze </text:span><text:span text:style-name="T34">nevědomky</text:span><text:span text:style-name="T31"> zapadnout a setkat se se smrtí. Sama je velmi záhadná a není snadné ji spatřit.</text:span><text:span text:style-name="T29"> </text:span><text:span text:style-name="T30">N</text:span><text:span text:style-name="T31">ejméně děsivý z</text:span><text:span text:style-name="T34">e všech</text:span><text:span text:style-name="T31"> vodních bytostí je Kyklop, přes svůj děsivý zevnějšek, není uvnitř příliš zlý, jedná se o přímý opak Sirény a prvopočátek spojení vody a země.</text:span></text:p>
      <text:p text:style-name="P18"/>
      <text:p text:style-name="P25"><text:span text:style-name="T31">D</text:span><text:span text:style-name="T34">řevo povstalo ve chvíli, kdy země a život donutily vodu, aby se s nimi spojila </text:span><text:span text:style-name="T43">a plně ji dostaly pod kontrolu</text:span><text:span text:style-name="T34">. Kombinací těchto tří živlů vznikl jeden z nejmocnějších živlů vůbec. Má pevnost a sílu země, houževnatost vody a vnitřní sílu, kterou mu vdechl život. Kvůli přítomnosti vody se však stal z ohně jeho zapřisáhlý nepřítel. </text:span><text:span text:style-name="T35">O</text:span><text:span text:style-name="T34">heň totiž nikdy spojení v</text:span><text:span text:style-name="T35">ody, země a života</text:span><text:span text:style-name="T34"> neschvaloval a dřevo tak dokáže svou ničivou mocí p</text:span><text:span text:style-name="T35">roměnit v</text:span><text:span text:style-name="T34"> popel vodu </text:span><text:span text:style-name="T35">o</text:span><text:span text:style-name="T37">d země </text:span><text:span text:style-name="T43">tak opět oddělit</text:span><text:span text:style-name="T35">. První bytosti, které demonstrovaly sílu dřeva byly až děsivé: Olifanti jsou ztělesnění všech vlastností dřeva ve své obrovské majestátnosti. Neméně ohromné jsou i Labutě, pyšní bělostní ptáci s množstvím božských schopností, opředení řadou legend. Labuť je jeden z nejmocnějších tvorů znamení Zvěrály</text:span><text:span text:style-name="T1">TM</text:span><text:span text:style-name="T35">, reprezentuje zlatý věk vzniku světa a má také jednu z nejsložitějších a nejkomplexnějších osobností. Neméně působiví jsou Enti, předchůdci všech stromů. Symbolizují dlouhověkost a houževnatost dřeva. Drobnou hříčkou Zvěrály jsou </text:span><text:span text:style-name="T43">pak </text:span><text:span text:style-name="T35">Ždiboni. </text:span><text:span text:style-name="T36">Ždiboň je</text:span><text:span text:style-name="T35"> </text:span><text:span text:style-name="T36">malé roztomilé zvíře, které se svou roztomilostí vetře k vám domů. Pak se mění v nesnesitelně otravného tvora, tak moc, že se nedokáže snést sám a páchá sebevraždu.</text:span></text:p>
      <text:p text:style-name="P19"/>
      <text:p text:style-name="P20"><text:span text:style-name="T36">V </text:span><text:span text:style-name="T44">době</text:span><text:span text:style-name="T37"> kdy</text:span><text:span text:style-name="T38"> byl život v plné síle a m</text:span><text:span text:style-name="T44">ohlo se zdát</text:span><text:span text:style-name="T38">, že jej nic nemůže zastavit, povstal nejtemnější z živlů, smrt. </text:span><text:span text:style-name="T37">Příchod smrti byl pro </text:span><text:span text:style-name="T44">všechny </text:span><text:span text:style-name="T37">ostatní </text:span><text:span text:style-name="T39">živly</text:span><text:span text:style-name="T37"> </text:span><text:span text:style-name="T44">tou </text:span><text:span text:style-name="T37">nejstrašlivější zkouškou. Smrt symbolizuje uvědomění si vlastních limitů, konečnosti </text:span><text:span text:style-name="T39">a </text:span><text:span text:style-name="T37">nicotnosti v porovnání s nekonečnou široširou prázdnotou. Ze strachu ze smrti a příchodu věčné temnoty vzešla </text:span><text:span text:style-name="T39">v pravdě hrůzná znamení</text:span><text:span text:style-name="T37">: Goa‘uld, </text:span><text:span text:style-name="T39">Kerberos, Akromantule, Bazilišek a Vetřelec. Smrt lze však chápat </text:span><text:span text:style-name="T44">také </text:span><text:span text:style-name="T39">jako spravedlnost, která nedělá mezi nikým rozdíl - pro každého si jednou v </text:span><text:span text:style-name="T44">ten</text:span><text:span text:style-name="T39"> správný čas přijde.</text:span></text:p>
      <text:p text:style-name="P20"><text:span text:style-name="T39"/></text:p>
      <text:p text:style-name="P22"><text:span text:style-name="T39">O</text:span><text:span text:style-name="T43">smý živel</text:span><text:span text:style-name="T39">, vzduch symbolizuje touhu vznést se a uniknout ze spárů smrti. J</text:span><text:span text:style-name="T44">e to </text:span><text:span text:style-name="T39">vzhlížení k </text:span><text:span text:style-name="T44">nedosažitelným </text:span><text:span text:style-name="T39">ideálům a touha po nalezení smyslu života. </text:span><text:span text:style-name="T40">Okřídlený kůň, Pegas je čistým ztělesněním vzduchu, nádherný a vznešený. Horus má v sobě něco z ohně, který mu dodává sílu činu a zároveň i cosi božského. V </text:span><text:span text:style-name="T43">Horovi došlo</text:span><text:span text:style-name="T40"> k </text:span><text:span text:style-name="T43">naplnění</text:span><text:span text:style-name="T40"> to</text:span><text:span text:style-name="T43">ho</text:span><text:span text:style-name="T40">, o čem se vzduchu m</text:span><text:span text:style-name="T45">ůže jen snít</text:span><text:span text:style-name="T40">. Velká A‘tuin vznikla spojením ohně, země, života, jako lví želvy, ovšem jejím domovem se namísto země stal širý vesmír, protože má v sobě zároveň h</text:span><text:span text:style-name="T45">odně</text:span><text:span text:style-name="T40"> ze vzduchu. Tam kde to bylo možné, byla A‘tuin oproti lví želvě ještě zvětšena. </text:span><text:span text:style-name="T41">Je</text:span><text:span text:style-name="T40">stliže lví želvy mohou na svých zádech nést celé ostrovy, <text:s/></text:span><text:span text:style-name="T41">A‘tuin nese na svém krunýři celý svět.</text:span><text:span text:style-name="T41"><text:note text:id="ftn0" text:note-class="footnote"><text:note-citation>4</text:note-citation><text:note-body><text:p text:style-name="P16"><text:s/>A mezi něj a velkou A‘tuin se ještě navíc vmezeřilo čtyři až pět slonů, pro více informací doporučuju studium knih úžasná Zeměplocha od Terryho Pratchetta</text:p></text:note-body></text:note></text:span><text:span text:style-name="T41"> Sleipnir je spojením vody a vzduchu, výsledek je poněkud zvláštní a navíc osminohý. Létající bizon má </text:span><text:span text:style-name="T45">sice </text:span><text:span text:style-name="T41">v sobě c</text:span><text:span text:style-name="T45">ítit cosi</text:span><text:span text:style-name="T41"> ze dřeva, není to na </text:span><text:soft-page-break/><text:span text:style-name="T41">něm však příliš znát. A nakonec </text:span><text:span text:style-name="T40">Mothra, </text:span><text:span text:style-name="T43">který</text:span><text:span text:style-name="T40"> </text:span><text:span text:style-name="T41">má v sobě ještě o něco méně </text:span><text:span text:style-name="T45">z </text:span><text:span text:style-name="T41">chaosu, než má v sobě létající bizon </text:span><text:span text:style-name="T45">ze </text:span><text:span text:style-name="T41">dřeva.</text:span></text:p>
      <text:p text:style-name="P22"><text:span text:style-name="T41"/></text:p>
      <text:p text:style-name="P23"><text:span text:style-name="T41">P</text:span><text:span text:style-name="T43">osledním živlem je chaos.</text:span><text:span text:style-name="T41"> Chaos, který byl na počátku a do kterého se nezadržitelně jednou propadne i náš svět, tak jako z něj povstal. Chcete-li dodat svým nočním můrám šmrnc, doporučuji </text:span><text:span text:style-name="T43">zařadit do nich </text:span><text:span text:style-name="T41">Hydru. Její stále dorůstající hlavy symbolizují neústupnost a nevyhnutelnost chaosu, který ani smrt nedokázala zadržet. </text:span><text:span text:style-name="T42">Ogdru Jahad má </text:span><text:span text:style-name="T43">s sebou </text:span><text:span text:style-name="T42">přinést konec světa a nastolit tak opětovnou vládu chaosu.</text:span><text:span text:style-name="T41"> Balrog, ohnivý démon, </text:span><text:span text:style-name="T42">pak </text:span><text:span text:style-name="T41">symbolizuje den, kdy chaos zvítězí v </text:span><text:span text:style-name="T43">posledním </text:span><text:span text:style-name="T41">boji nad ohněm, jenž bude v den apokalypsy jeho j</text:span><text:span text:style-name="T44">ediným zbývajícím</text:span><text:span text:style-name="T41"> protivníkem. </text:span><text:span text:style-name="T44">A na konec zůstává </text:span><text:span text:style-name="T42">Cuthulu, chaos sám. </text:span><text:span text:style-name="T44">J</text:span><text:span text:style-name="T42">e jeho prapůvodním ztělesněním a symbolizuje sílu a moc chaosu </text:span><text:span text:style-name="T43">ještě </text:span><text:span text:style-name="T42">před tím, než </text:span><text:span text:style-name="T43">v něm</text:span><text:span text:style-name="T42"> povstal oheň </text:span><text:span text:style-name="T43">a vznikl svět</text:span><text:span text:style-name="T42">. </text:span></text:p>
      <text:p text:style-name="P23"><text:span text:style-name="T42"/></text:p>
      <text:p text:style-name="P27"><text:span text:style-name="T42">T</text:span><text:span text:style-name="T44">ím se nám pomyslný kruh uzavírá.</text:span><text:span text:style-name="T44"><text:note text:id="ftn4" text:note-class="footnote"><text:note-citation>5</text:note-citation><text:note-body><text:p text:style-name="P15">Opravdu vás mám ještě pořád přesvědčovat, že zvěrokruh je špatně?</text:p></text:note-body></text:note></text:span><text:span text:style-name="T44"> </text:span><text:span text:style-name="T45">A</text:span><text:span text:style-name="T44">le jelikož se pohybujeme na spirále, tak pozornějším z vás jistě došlo, že tak jako se spirála donekonečna otáčí, tak i koloběh boje chaosu s ohněm je nekonečný a zatímco </text:span><text:span text:style-name="T45">se </text:span><text:span text:style-name="T44">s</text:span><text:span text:style-name="T45">tarý</text:span><text:span text:style-name="T44"> svět propadl do temnoty, </text:span><text:span text:style-name="T45">tak z chaosu co nevidět povstane nový.</text:span></text:p>
      <text:p text:style-name="P26"><text:span text:style-name="T23"/></text:p>
      <text:p text:style-name="P26"><text:span text:style-name="T23">Zvěrála samotná tak symbolizuje nekonečný boj dobra se zlem, temnoty a světla, ale hlavně slouží k těm nejúžasnějším předpovědím a to je právě to co nás bude zajímat.</text:span></text:p>
      <text:p text:style-name="P26"><text:span text:style-name="T23"/></text:p>
      <text:p text:style-name="P27"><text:span text:style-name="T44">T</text:span><text:span text:style-name="T45">ímto vás zvu, abyste</text:span><text:span text:style-name="T44"> mne n</text:span><text:span text:style-name="T45">ásledovali n</text:span><text:span text:style-name="T44">a pravé cestě znamení Zvěrály</text:span><text:span text:style-name="T1">TM</text:span><text:span text:style-name="T44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6T22:15:03.600000000</meta:creation-date>
    <dc:date>2020-12-16T23:44:26.337000000</dc:date>
    <meta:editing-duration>PT4H2M6S</meta:editing-duration>
    <meta:editing-cycles>5</meta:editing-cycles>
    <meta:generator>LibreOffice/6.3.5.2$Windows_X86_64 LibreOffice_project/dd0751754f11728f69b42ee2af66670068624673</meta:generator>
    <meta:document-statistic meta:table-count="0" meta:image-count="0" meta:object-count="0" meta:page-count="3" meta:paragraph-count="26" meta:word-count="1711" meta:character-count="10555" meta:non-whitespace-character-count="8861"/>
  </office:meta>
</office:document-meta>
</file>